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10.605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2">
          <table:table-cell table:style-name="ce1" office:value-type="string">
            <text:p>Nom produit</text:p>
          </table:table-cell>
          <table:table-cell table:style-name="ce1" office:value-type="string">
            <text:p>Decription produit</text:p>
          </table:table-cell>
          <table:table-cell table:style-name="ce1" office:value-type="string">
            <text:p>Prix produit au kilo/litre</text:p>
          </table:table-cell>
          <table:table-cell table:style-name="ce1" office:value-type="string">
            <text:p>Catégorie</text:p>
          </table:table-cell>
        </table:table-row>
        <table:table-row table:style-name="ro1">
          <table:table-cell office:value-type="string">
            <text:p>Carotte</text:p>
          </table:table-cell>
          <table:table-cell office:value-type="string">
            <text:p>Légume orange riche en protéines</text:p>
          </table:table-cell>
          <table:table-cell office:value-type="currency" office:currency="EUR" office:value="1">
            <text:p>1,00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Poireau</text:p>
          </table:table-cell>
          <table:table-cell office:value-type="string">
            <text:p>Légume vert plein de fibre</text:p>
          </table:table-cell>
          <table:table-cell office:value-type="currency" office:currency="EUR" office:value="1.2">
            <text:p>1,20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Citrouille</text:p>
          </table:table-cell>
          <table:table-cell office:value-type="string">
            <text:p>Légume orange parfait pour les fêtes d'Halloween</text:p>
          </table:table-cell>
          <table:table-cell office:value-type="currency" office:currency="EUR" office:value="1.95">
            <text:p>1,95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romage de caractère au lait de vache</text:p>
          </table:table-cell>
          <table:table-cell office:value-type="currency" office:currency="EUR" office:value="16.5">
            <text:p>16,50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Conté</text:p>
          </table:table-cell>
          <table:table-cell office:value-type="string">
            <text:p>Fromage au lait cru</text:p>
          </table:table-cell>
          <table:table-cell office:value-type="currency" office:currency="EUR" office:value="15.05">
            <text:p>15,05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Lait</text:p>
          </table:table-cell>
          <table:table-cell office:value-type="string">
            <text:p>Produit laitier semi-écrémé</text:p>
          </table:table-cell>
          <table:table-cell office:value-type="currency" office:currency="EUR" office:value="0.7">
            <text:p>0,70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Bière</text:p>
          </table:table-cell>
          <table:table-cell office:value-type="string">
            <text:p>Boisson alcoolisée à base d'orge et d'houblon</text:p>
          </table:table-cell>
          <table:table-cell office:value-type="currency" office:currency="EUR" office:value="3.78">
            <text:p>3,78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Eau</text:p>
          </table:table-cell>
          <table:table-cell office:value-type="string">
            <text:p>Eau de source</text:p>
          </table:table-cell>
          <table:table-cell office:value-type="currency" office:currency="EUR" office:value="0.57">
            <text:p>0,57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Coca</text:p>
          </table:table-cell>
          <table:table-cell office:value-type="string">
            <text:p>Boisson gazeuse sucrée</text:p>
          </table:table-cell>
          <table:table-cell office:value-type="currency" office:currency="EUR" office:value="24.39">
            <text:p>24,39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Javel</text:p>
          </table:table-cell>
          <table:table-cell office:value-type="string">
            <text:p>Solution liquide oxydante désinfectante et décolorante</text:p>
          </table:table-cell>
          <table:table-cell office:value-type="currency" office:currency="EUR" office:value="7.92">
            <text:p>7,92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Lave vitre</text:p>
          </table:table-cell>
          <table:table-cell office:value-type="string">
            <text:p>Solution nettoyante spéciale fenêtre</text:p>
          </table:table-cell>
          <table:table-cell office:value-type="currency" office:currency="EUR" office:value="3.71">
            <text:p>3,71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Paic Citron</text:p>
          </table:table-cell>
          <table:table-cell office:value-type="string">
            <text:p>Liquide vaisselle super dégraissant</text:p>
          </table:table-cell>
          <table:table-cell office:value-type="currency" office:currency="EUR" office:value="9.23">
            <text:p>9,23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Parfum</text:p>
          </table:table-cell>
          <table:table-cell office:value-type="string">
            <text:p>Fragrance délicate et boisée</text:p>
          </table:table-cell>
          <table:table-cell office:value-type="currency" office:currency="EUR" office:value="56.48">
            <text:p>56,48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Rouge à lèvre</text:p>
          </table:table-cell>
          <table:table-cell office:value-type="string">
            <text:p>Produit de cosmétique permettant de souligner les lèvres</text:p>
          </table:table-cell>
          <table:table-cell office:value-type="currency" office:currency="EUR" office:value="34.5">
            <text:p>34,50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Fond de teint</text:p>
          </table:table-cell>
          <table:table-cell office:value-type="string">
            <text:p>Produit cosmétique permettant d'unifier et de protéger l'épiderme</text:p>
          </table:table-cell>
          <table:table-cell office:value-type="currency" office:currency="EUR" office:value="28.9">
            <text:p>28,90 €</text:p>
          </table:table-cell>
          <table:table-cell office:value-type="string">
            <text:p>Cosmétiqu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31/10/2016</text:date>, <text:time>13:4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25S</meta:editing-duration>
    <meta:editing-cycles>7</meta:editing-cycles>
    <meta:generator>OpenOffice/4.1.2$Win32 OpenOffice.org_project/412m3$Build-9782</meta:generator>
    <dc:date>2016-10-31T13:47:20.89</dc:date>
    <dc:creator>Arthur Mourey</dc:cre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